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24d18d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justify" style:justify-single-word="false" fo:hyphenation-ladder-count="no-limit"/>
      <style:text-properties officeooo:rsid="001f7717" officeooo:paragraph-rsid="001c5b4c" fo:hyphenate="true" fo:hyphenation-remain-char-count="2" fo:hyphenation-push-char-count="2"/>
    </style:style>
    <style:style style:name="P4" style:family="paragraph" style:parent-style-name="Heading_20_1">
      <style:text-properties officeooo:paragraph-rsid="001c5b4c"/>
    </style:style>
    <style:style style:name="P5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a62f2" fo:hyphenate="true" fo:hyphenation-remain-char-count="2" fo:hyphenation-push-char-count="2"/>
    </style:style>
    <style:style style:name="P6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a62f2" fo:hyphenate="true" fo:hyphenation-remain-char-count="2" fo:hyphenation-push-char-count="2"/>
    </style:style>
    <style:style style:name="P7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a62f2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1c5b4c"/>
    </style:style>
    <style:style style:name="T4" style:family="text">
      <style:text-properties style:font-name="Courier New" officeooo:rsid="000c7d58"/>
    </style:style>
    <style:style style:name="T5" style:family="text">
      <style:text-properties fo:font-style="italic" officeooo:rsid="001ddbf7" style:font-style-asian="italic" style:font-style-complex="italic"/>
    </style:style>
    <style:style style:name="T6" style:family="text">
      <style:text-properties fo:font-style="italic" officeooo:rsid="001f7717" style:font-style-asian="italic" style:font-style-complex="italic"/>
    </style:style>
    <style:style style:name="T7" style:family="text">
      <style:text-properties fo:font-style="italic" officeooo:rsid="0016a4e8" style:font-style-asian="italic" style:font-style-complex="italic"/>
    </style:style>
    <style:style style:name="T8" style:family="text">
      <style:text-properties fo:font-style="italic" officeooo:rsid="00136d7e" style:font-style-asian="italic" style:font-style-complex="italic"/>
    </style:style>
    <style:style style:name="T9" style:family="text">
      <style:text-properties officeooo:rsid="001ddbf7"/>
    </style:style>
    <style:style style:name="T10" style:family="text">
      <style:text-properties officeooo:rsid="001f7717"/>
    </style:style>
    <style:style style:name="T11" style:family="text">
      <style:text-properties officeooo:rsid="0024d18d"/>
    </style:style>
    <style:style style:name="T12" style:family="text">
      <style:text-properties officeooo:rsid="00256f05"/>
    </style:style>
    <style:style style:name="T13" style:family="text">
      <style:text-properties officeooo:rsid="0029911d"/>
    </style:style>
    <style:style style:name="T14" style:family="text">
      <style:text-properties officeooo:rsid="0016a4e8"/>
    </style:style>
    <style:style style:name="T15" style:family="text">
      <style:text-properties officeooo:rsid="000c7d58"/>
    </style:style>
    <style:style style:name="T16" style:family="text">
      <style:text-properties officeooo:rsid="00125e0e"/>
    </style:style>
    <style:style style:name="T17" style:family="text">
      <style:text-properties officeooo:rsid="0012e393"/>
    </style:style>
    <style:style style:name="T18" style:family="text">
      <style:text-properties officeooo:rsid="0021cd4e"/>
    </style:style>
    <style:style style:name="T19" style:family="text">
      <style:text-properties officeooo:rsid="002274b8"/>
    </style:style>
    <style:style style:name="T20" style:family="text">
      <style:text-properties style:font-name="courier new" officeooo:rsid="001ddbf7"/>
    </style:style>
    <style:style style:name="T21" style:family="text">
      <style:text-properties officeooo:rsid="00136d7e"/>
    </style:style>
    <style:style style:name="T22" style:family="text">
      <style:text-properties officeooo:rsid="0015bfe6"/>
    </style:style>
    <style:style style:name="T23" style:family="text">
      <style:text-properties style:text-position="sub 58%" officeooo:rsid="00136d7e"/>
    </style:style>
    <style:style style:name="T24" style:family="text">
      <style:text-properties officeooo:rsid="002b96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3">Касперов Андрей</text:span><text:span text:style-name="T1"> (</text:span><text:span text:style-name="T24">17</text:span><text:span text:style-name="T1">.</text:span><text:span text:style-name="T24">0</text:span><text:span text:style-name="T1">1.201</text:span><text:span text:style-name="T24">1</text:span><text:span text:style-name="T1">)</text:span></text:h>
      <text:list xml:id="list1279771641" text:style-name="L1">
        <text:list-item>
          <text:p text:style-name="P7"><text:span text:style-name="T15">Объявите </text:span><text:span text:style-name="T16">запись</text:span><text:span text:style-name="T15"> </text:span><text:span text:style-name="T4">vector_3d</text:span><text:span text:style-name="T15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4">Init</text:span><text:span text:style-name="T15"> и </text:span><text:span text:style-name="T4">Print</text:span><text:span text:style-name="T15">.</text:span></text:p>
        </text:list-item>
        <text:list-item>
          <text:p text:style-name="P5">Создать <text:span text:style-name="T17">метод записи</text:span> <text:span text:style-name="T2">inner_product</text:span>, вычисляющ<text:span text:style-name="T17">ий</text:span> <text:a xlink:type="simple" xlink:href="http://ru.wikipedia.org/wiki/Скалярное_произведение">скалярное произведение</text:a> <text:span text:style-name="T17">текущего вектора с вектором, заданным </text:span><text:span text:style-name="T18">в качестве параметра</text:span>.</text:p>
        </text:list-item>
        <text:list-item>
          <text:p text:style-name="P6"><text:span text:style-name="T9">Сформир</text:span><text:span text:style-name="T19">овать</text:span><text:span text:style-name="T9"> массив записей с информацией о </text:span><text:span text:style-name="T19">некотором наборе векторов</text:span><text:span text:style-name="T9">.</text:span></text:p>
        </text:list-item>
        <text:list-item>
          <text:p text:style-name="P5"><text:span text:style-name="T9">Написать функцию, принимающую массив векторов и ещё один вектор </text:span><text:span text:style-name="T20">v</text:span><text:span text:style-name="T9"> и возвращающую массив векторов в динамической памяти, полученный из исходного удалением всех векторов, скалярное произведение с вектором </text:span><text:span text:style-name="T20">v</text:span><text:span text:style-name="T9"> которых отрицательно.</text:span></text:p>
        </text:list-item>
        <text:list-item>
          <text:p text:style-name="P5"><text:span text:style-name="T21">Описать подпрогр</text:span><text:span text:style-name="T22">а</text:span><text:span text:style-name="T21">мму, формирующую по целым положительным числам </text:span><text:span text:style-name="T8">M</text:span><text:span text:style-name="T21"> и </text:span><text:span text:style-name="T8">N</text:span><text:span text:style-name="T21"> матрицу </text:span><text:span text:style-name="T8">A</text:span><text:span text:style-name="T21"> размера </text:span><text:span text:style-name="T8">M </text:span><text:span text:style-name="T21">× </text:span><text:span text:style-name="T8">N</text:span><text:span text:style-name="T21">, которая содержит числа 0 и 1, расположенные в «шахматном» порядке, причем </text:span><text:span text:style-name="T8">A</text:span><text:span text:style-name="T23">0,0</text:span><text:span text:style-name="T21"> = 0.</text:span></text:p>
        </text:list-item>
        <text:list-item>
          <text:p text:style-name="P5"><text:span text:style-name="T14">Дано целое число </text:span><text:span text:style-name="T7">K</text:span><text:span text:style-name="T14">, а также </text:span><text:span text:style-name="T7">K</text:span><text:span text:style-name="T14"> наборов ненулевых целых чисел. Каждый набор содержит не менее двух элементов, признаком его завершения является число 0. Найти количество наборов, элементы которых возрастаю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13:46:01</dc:date>
    <dc:creator>Artem Pelenitsyn</dc:creator>
    <meta:editing-duration>PT00H41M18S</meta:editing-duration>
    <meta:editing-cycles>11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147" meta:character-count="1039"/>
  </office:meta>
</office:document-meta>
</file>